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3cm"/>
    </style:style>
    <style:style style:name="co4" style:family="table-column">
      <style:table-column-properties fo:break-before="auto" style:column-width="3.729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1.346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able-cell-properties fo:background-color="#cfe7f5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ext-properties style:font-name="Bitstream Vera Sans Mono"/>
    </style:style>
    <style:style style:name="ce7" style:family="table-cell" style:parent-style-name="Default">
      <style:table-cell-properties fo:border="0.06pt solid #000000"/>
      <style:text-properties style:font-name="Bitstream Vera Sans Mono"/>
    </style:style>
    <style:style style:name="ce8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</office:automatic-styles>
  <office:body>
    <office:spreadsheet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Estrazione ordini</text:p>
          </table:table-cell>
          <table:table-cell table:style-name="ce1"/>
          <table:table-cell table:style-name="ce6" office:value-type="string" calcext:value-type="string">
            <text:p><text:a xlink:href="python://extract_order_line(data)" xlink:type="simple">load data</text:a>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ARTICOLI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2" office:value-type="string" calcext:value-type="string">
            <text:p><text:a xlink:href="python://'%25s%5Cn%25s%5Cn%25s'%20%25%20(order.partner_id.name%20or%20'/',%20order_name,%20formatLang(order.date_deadline,%20date=True)%20if%20order.date_deadline%20else%20'/')" xlink:type="simple">order</text:a></text:p>
          </table:table-cell>
          <table:table-cell table:style-name="ce2" office:value-type="string" calcext:value-type="string">
            <text:p><text:a xlink:href="python:///for" xlink:type="simple">End loop product</text:a></text:p>
          </table:table-cell>
          <table:table-cell table:style-name="ce9" table:number-columns-repeated="1018"/>
        </table:table-row>
        <table:table-row table:style-name="ro3">
          <table:table-cell office:value-type="string" calcext:value-type="string">
            <text:p><text:a xlink:href="python://for%20each=%22(product_code,%20product)%20in%20get_extract_database('product')%22" xlink:type="simple">Loop product</text:a>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<text:a xlink:href="python://product_code" xlink:type="simple">code</text:a></text:p>
          </table:table-cell>
          <table:table-cell table:style-name="ce5" office:value-type="string" calcext:value-type="string">
            <text:p><text:a xlink:href="python://get_extract_database('total', product.id, data)" xlink:type="simple">total</text:a></text:p>
          </table:table-cell>
          <table:table-cell office:value-type="string" calcext:value-type="string">
            <text:p><text:a xlink:href="python://for%20each=%22(order_name,%20order)%20%20in%20get_extract_database('order')%22" xlink:type="simple">Loop order</text:a></text:p>
          </table:table-cell>
          <table:table-cell table:style-name="ce8" office:value-type="string" calcext:value-type="string">
            <text:p><text:a xlink:href="python://get_extract_database('key',%20(product.id,order.id),%20data)" xlink:type="simple">key wiz</text:a></text:p>
          </table:table-cell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<text:a xlink:href="python:///for" xlink:type="simple">End loop product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4:39:10.2536895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3-04T14:55:58.721601150</dc:date>
    <dc:creator>thebrush </dc:creator>
    <meta:editing-duration>PT2H21M18S</meta:editing-duration>
    <meta:editing-cycles>41</meta:editing-cycles>
    <meta:document-statistic meta:table-count="1" meta:cell-count="14" meta:object-count="0"/>
  </office:meta>
</office:document-meta>
</file>